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table:style-name="Default" office:value-type="string" calcext:value-type="string">
            <text:p>idade_gestacional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percenti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0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0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1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1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3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3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5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5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5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5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7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7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8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8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9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9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11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1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3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3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4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4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16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16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8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18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20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20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21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21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1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1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3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3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5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5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6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6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8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8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1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1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4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4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-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-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-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-</text:p>
          </table:table-cell>
          <table:table-cell office:value-type="float" office:value="95" calcext:value-type="float">
            <text:p>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0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R$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4:40:02.003266967</meta:creation-date>
    <dc:date>2022-01-23T14:41:14.368363344</dc:date>
    <meta:editing-duration>PT1M12S</meta:editing-duration>
    <meta:editing-cycles>2</meta:editing-cycles>
    <meta:generator>LibreOffice/6.4.7.2$Linux_X86_64 LibreOffice_project/40$Build-2</meta:generator>
    <meta:document-statistic meta:table-count="1" meta:cell-count="237" meta:object-count="0"/>
  </office:meta>
</office:document-meta>
</file>